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f21f5" officeooo:paragraph-rsid="001f21f5"/>
    </style:style>
    <style:style style:name="P2" style:family="paragraph" style:parent-style-name="Standard">
      <style:text-properties officeooo:rsid="0020f8a4" officeooo:paragraph-rsid="0020f8a4"/>
    </style:style>
    <style:style style:name="P3" style:family="paragraph" style:parent-style-name="Standard">
      <style:text-properties officeooo:rsid="0020f8a4" officeooo:paragraph-rsid="00218fa5"/>
    </style:style>
    <style:style style:name="T1" style:family="text">
      <style:text-properties officeooo:rsid="00218fa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experiment is exploring mental rotation. In the scanner, you will be asked to carry out mental rotation tasks and give us input about your results. Because these tasks can seem fairly complex at first, we begin with this training session. Today, you will be watching animations of the stimuli. Observing these animations will teach you how to carry out the rotation tasks. The trials with animations will alternate with trials in which you will try to do the mental rotation on your own. In the scanner, the animations will no longer appear, and you will need to do all of the mental rotations on your own.</text:p>
      <text:p text:style-name="P1"/>
      <text:p text:style-name="P2">The format of each trial is the same. You will be shown a stimulus in a particular configuration. Superimposed over this stimulus will be the letter L, R, B, and F in a random order. These letters represent the different types of rotations you could be asked to do. An L represents a 90 degree rotation toward the left. An R represents a 90 degree rotation toward the right. A B represents a 90 degree backward rotation toward you. An F represents a 90 degree forward rotation away from you. Observing the animations will help make the different types of rotations more clear.</text:p>
      <text:p text:style-name="P2"/>
      <text:p text:style-name="P3">During each trial, a <text:span text:style-name="T1">number will be shown</text:span> representing the type of rotation you should carry out on the presented stimulus. <text:span text:style-name="T1">For example, if the letters show up in the order LRBF, and the number is 3—the rotation will be represented by the third letter—in this case B. </text:span></text:p>
      <text:p text:style-name="P3"/>
      <text:p text:style-name="P3">The stimulus will stay on the screen while you alternately either carry out the rotation mentally or watch the animation show what you should be doing. When you are confident about the expected result of the rotation, you can press any button on the keyboard. At this point, the screen will go blank before showing you a potential result of the rotation. If this test figure matches your expected result, you will press the blue left button on the joypad. If it does not, you will press the red right button on the joypad. You will then receive feedback regarding whether or not you were correct. You need to complete 100 trials (50 of them will be guided by animations, and 50 of them will be independent), but you can practice further if you would like to.</text:p>
      <text:p text:style-name="P2"/>
      <text:p text:style-name="P2">It is important to note that, in the scanner, you will have a limited amount of time to carry out each rotation, so you should try to go as quickly as you can without sacrificing accuracy. You will also be carrying out a fixation tas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0T14:53:49.748304482</meta:creation-date>
    <dc:date>2014-02-10T15:37:45.098223163</dc:date>
    <meta:editing-duration>PT17M52S</meta:editing-duration>
    <meta:editing-cycles>2</meta:editing-cycles>
    <meta:generator>LibreOffice/4.1.3.2$Linux_X86_64 LibreOffice_project/410m0$Build-2</meta:generator>
    <meta:document-statistic meta:table-count="0" meta:image-count="0" meta:object-count="0" meta:page-count="1" meta:paragraph-count="5" meta:word-count="442" meta:character-count="2448" meta:non-whitespace-character-count="2012"/>
  </office:meta>
</office:document-meta>
</file>